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feffe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99pt dashe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feffe" fo:wrap-option="wrap" fo:border="0.99pt dashe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6pt solid #000000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feffe" fo:wrap-option="wrap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efeffe" fo:wrap-option="wrap" fo:border-left="0.99pt dashe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efeffe" fo:wrap-option="wrap" fo:border-left="none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efeffe" fo:wrap-option="wrap" fo:border-left="none" fo:border-right="0.99pt dashe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HUTE SIZE</text:p>
          </table:table-cell>
          <table:table-cell table:style-name="ce1" office:value-type="string" calcext:value-type="string">
            <text:p>WEIGHT</text:p>
          </table:table-cell>
          <table:table-cell office:value-type="string" calcext:value-type="string">
            <text:p>/SEC.</text:p>
          </table:table-cell>
          <table:table-cell table:style-name="ce1" office:value-type="string" calcext:value-type="string">
            <text:p>MPH.</text:p>
          </table:table-cell>
          <table:table-cell table:style-name="ce6" office:value-type="string" calcext:value-type="string">
            <text:p>WEIGHT</text:p>
          </table:table-cell>
          <table:table-cell table:style-name="ce9" office:value-type="string" calcext:value-type="string">
            <text:p>/SEC.</text:p>
          </table:table-cell>
          <table:table-cell table:style-name="ce10" office:value-type="string" calcext:value-type="string">
            <text:p>MPH.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/SEC.</text:p>
          </table:table-cell>
          <table:table-cell table:style-name="ce1" office:value-type="string" calcext:value-type="string">
            <text:p>MPH.</text:p>
          </table:table-cell>
          <table:table-cell table:style-name="ce6" office:value-type="string" calcext:value-type="string">
            <text:p>WEIGHT</text:p>
          </table:table-cell>
          <table:table-cell table:style-name="ce9" office:value-type="string" calcext:value-type="string">
            <text:p>/SEC.</text:p>
          </table:table-cell>
          <table:table-cell table:style-name="ce10" office:value-type="string" calcext:value-type="string">
            <text:p>MPH.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5.95" calcext:value-type="float">
            <text:p>15.95</text:p>
          </table:table-cell>
          <table:table-cell office:value-type="float" office:value="10.87" calcext:value-type="float">
            <text:p>10.87</text:p>
          </table:table-cell>
          <table:table-cell table:style-name="ce7" office:value-type="float" office:value="2.1" calcext:value-type="float">
            <text:p>2.1</text:p>
          </table:table-cell>
          <table:table-cell table:style-name="ce2" office:value-type="float" office:value="17.9" calcext:value-type="float">
            <text:p>17.9</text:p>
          </table:table-cell>
          <table:table-cell table:style-name="ce11" office:value-type="float" office:value="12.2" calcext:value-type="float">
            <text:p>12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office:value-type="float" office:value="14.03" calcext:value-type="float">
            <text:p>14.03</text:p>
          </table:table-cell>
          <table:table-cell table:style-name="ce4" office:value-type="float" office:value="4.4" calcext:value-type="float">
            <text:p>4.4</text:p>
          </table:table-cell>
          <table:table-cell table:style-name="ce1" office:value-type="float" office:value="25.69" calcext:value-type="float">
            <text:p>25.69</text:p>
          </table:table-cell>
          <table:table-cell table:style-name="ce12" office:value-type="float" office:value="17.51" calcext:value-type="float">
            <text:p>17.51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5.95" calcext:value-type="float">
            <text:p>15.95</text:p>
          </table:table-cell>
          <table:table-cell table:style-name="ce1" office:value-type="float" office:value="10.87" calcext:value-type="float">
            <text:p>10.87</text:p>
          </table:table-cell>
          <table:table-cell table:style-name="ce4" office:value-type="float" office:value="3.7" calcext:value-type="float">
            <text:p>3.7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2" office:value-type="float" office:value="12.15" calcext:value-type="float">
            <text:p>12.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office:value-type="float" office:value="14.03" calcext:value-type="float">
            <text:p>14.03</text:p>
          </table:table-cell>
          <table:table-cell table:style-name="ce4" office:value-type="float" office:value="7.6" calcext:value-type="float">
            <text:p>7.6</text:p>
          </table:table-cell>
          <table:table-cell table:style-name="ce1" office:value-type="float" office:value="25.43" calcext:value-type="float">
            <text:p>25.43</text:p>
          </table:table-cell>
          <table:table-cell table:style-name="ce12" office:value-type="float" office:value="17.33" calcext:value-type="float">
            <text:p>17.33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5.63" calcext:value-type="float">
            <text:p>15.63</text:p>
          </table:table-cell>
          <table:table-cell office:value-type="float" office:value="10.6" calcext:value-type="float">
            <text:p>10.6</text:p>
          </table:table-cell>
          <table:table-cell table:style-name="ce7" office:value-type="float" office:value="5.7" calcext:value-type="float">
            <text:p>5.7</text:p>
          </table:table-cell>
          <table:table-cell table:style-name="ce2" office:value-type="float" office:value="17.67" calcext:value-type="float">
            <text:p>17.67</text:p>
          </table:table-cell>
          <table:table-cell table:style-name="ce11" office:value-type="float" office:value="12.04" calcext:value-type="float">
            <text:p>12.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84" calcext:value-type="float">
            <text:p>20.84</text:p>
          </table:table-cell>
          <table:table-cell table:style-name="ce1" office:value-type="float" office:value="14.2" calcext:value-type="float">
            <text:p>14.2</text:p>
          </table:table-cell>
          <table:table-cell table:style-name="ce4" office:value-type="float" office:value="12" calcext:value-type="float">
            <text:p>12</text:p>
          </table:table-cell>
          <table:table-cell table:style-name="ce1" office:value-type="float" office:value="25.53" calcext:value-type="float">
            <text:p>25.53</text:p>
          </table:table-cell>
          <table:table-cell table:style-name="ce12" office:value-type="float" office:value="17.4" calcext:value-type="float">
            <text:p>17.4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15.65" calcext:value-type="float">
            <text:p>15.65</text:p>
          </table:table-cell>
          <table:table-cell table:style-name="ce1" office:value-type="float" office:value="10.67" calcext:value-type="float">
            <text:p>10.67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17.67" calcext:value-type="float">
            <text:p>17.67</text:p>
          </table:table-cell>
          <table:table-cell table:style-name="ce12" office:value-type="float" office:value="12.04" calcext:value-type="float">
            <text:p>12.04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20.82" calcext:value-type="float">
            <text:p>20.82</text:p>
          </table:table-cell>
          <table:table-cell table:style-name="ce1" office:value-type="float" office:value="14.19" calcext:value-type="float">
            <text:p>14.19</text:p>
          </table:table-cell>
          <table:table-cell table:style-name="ce4" office:value-type="float" office:value="17" calcext:value-type="float">
            <text:p>17</text:p>
          </table:table-cell>
          <table:table-cell table:style-name="ce1" office:value-type="float" office:value="25.32" calcext:value-type="float">
            <text:p>25.32</text:p>
          </table:table-cell>
          <table:table-cell table:style-name="ce12" office:value-type="float" office:value="17.26" calcext:value-type="float">
            <text:p>17.26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.79" calcext:value-type="float">
            <text:p>15.79</text:p>
          </table:table-cell>
          <table:table-cell office:value-type="float" office:value="10.76" calcext:value-type="float">
            <text:p>10.76</text:p>
          </table:table-cell>
          <table:table-cell table:style-name="ce7" office:value-type="float" office:value="11" calcext:value-type="float">
            <text:p>11</text:p>
          </table:table-cell>
          <table:table-cell table:style-name="ce2" office:value-type="float" office:value="17.37" calcext:value-type="float">
            <text:p>17.37</text:p>
          </table:table-cell>
          <table:table-cell table:style-name="ce11" office:value-type="float" office:value="11.84" calcext:value-type="float">
            <text:p>11.8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.38" calcext:value-type="float">
            <text:p>20.38</text:p>
          </table:table-cell>
          <table:table-cell table:style-name="ce1" office:value-type="float" office:value="13.89" calcext:value-type="float">
            <text:p>13.89</text:p>
          </table:table-cell>
          <table:table-cell table:style-name="ce4" office:value-type="float" office:value="23" calcext:value-type="float">
            <text:p>23</text:p>
          </table:table-cell>
          <table:table-cell table:style-name="ce1" office:value-type="float" office:value="25.24" calcext:value-type="float">
            <text:p>25.24</text:p>
          </table:table-cell>
          <table:table-cell table:style-name="ce12" office:value-type="float" office:value="17.2" calcext:value-type="float">
            <text:p>17.2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5.95" calcext:value-type="float">
            <text:p>15.95</text:p>
          </table:table-cell>
          <table:table-cell table:style-name="ce1" office:value-type="float" office:value="11.74" calcext:value-type="float">
            <text:p>11.74</text:p>
          </table:table-cell>
          <table:table-cell table:style-name="ce4" office:value-type="float" office:value="15" calcext:value-type="float">
            <text:p>15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2" office:value-type="float" office:value="12.15" calcext:value-type="float">
            <text:p>12.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office:value-type="float" office:value="14.03" calcext:value-type="float">
            <text:p>14.03</text:p>
          </table:table-cell>
          <table:table-cell table:style-name="ce4" office:value-type="float" office:value="30" calcext:value-type="float">
            <text:p>30</text:p>
          </table:table-cell>
          <table:table-cell table:style-name="ce1" office:value-type="float" office:value="25.22" calcext:value-type="float">
            <text:p>25.22</text:p>
          </table:table-cell>
          <table:table-cell table:style-name="ce12" office:value-type="float" office:value="17.9" calcext:value-type="float">
            <text:p>17.9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85" calcext:value-type="float">
            <text:p>15.85</text:p>
          </table:table-cell>
          <table:table-cell office:value-type="float" office:value="11.16" calcext:value-type="float">
            <text:p>11.16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17.37" calcext:value-type="float">
            <text:p>17.37</text:p>
          </table:table-cell>
          <table:table-cell table:style-name="ce13" office:value-type="float" office:value="11.84" calcext:value-type="float">
            <text:p>11.8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.87" calcext:value-type="float">
            <text:p>20.87</text:p>
          </table:table-cell>
          <table:table-cell table:style-name="ce2" office:value-type="float" office:value="14.22" calcext:value-type="float">
            <text:p>14.22</text:p>
          </table:table-cell>
          <table:table-cell table:style-name="ce8" office:value-type="float" office:value="39" calcext:value-type="float">
            <text:p>39</text:p>
          </table:table-cell>
          <table:table-cell table:style-name="ce2" office:value-type="float" office:value="25.56" calcext:value-type="float">
            <text:p>25.56</text:p>
          </table:table-cell>
          <table:table-cell table:style-name="ce13" office:value-type="float" office:value="17.42" calcext:value-type="float">
            <text:p>17.4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5.63" calcext:value-type="float">
            <text:p>15.63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 office:value-type="float" office:value="12.04" calcext:value-type="float">
            <text:p>12.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.84" calcext:value-type="float">
            <text:p>20.84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.53" calcext:value-type="float">
            <text:p>25.53</text:p>
          </table:table-cell>
          <table:table-cell table:style-name="ce3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5.04" calcext:value-type="float">
            <text:p>15.04</text:p>
          </table:table-cell>
          <table:table-cell table:style-name="ce3" office:value-type="float" office:value="10.25" calcext:value-type="float">
            <text:p>10.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.64" calcext:value-type="float">
            <text:p>17.64</text:p>
          </table:table-cell>
          <table:table-cell table:style-name="ce3" office:value-type="float" office:value="12.02" calcext:value-type="float">
            <text:p>12.0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0.08" calcext:value-type="float">
            <text:p>20.08</text:p>
          </table:table-cell>
          <table:table-cell table:style-name="ce5" office:value-type="float" office:value="13.72" calcext:value-type="float">
            <text:p>13.7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5.13" calcext:value-type="float">
            <text:p>25.13</text:p>
          </table:table-cell>
          <table:table-cell table:style-name="ce5" office:value-type="float" office:value="17.13" calcext:value-type="float">
            <text:p>17.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5.57" calcext:value-type="float">
            <text:p>15.57</text:p>
          </table:table-cell>
          <table:table-cell table:style-name="ce3" office:value-type="float" office:value="10.61" calcext:value-type="float">
            <text:p>10.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.45" calcext:value-type="float">
            <text:p>17.45</text:p>
          </table:table-cell>
          <table:table-cell table:style-name="ce3" office:value-type="float" office:value="11.89" calcext:value-type="float">
            <text:p>11.8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.38" calcext:value-type="float">
            <text:p>20.38</text:p>
          </table:table-cell>
          <table:table-cell table:style-name="ce3" office:value-type="float" office:value="13.89" calcext:value-type="float">
            <text:p>13.8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5.24" calcext:value-type="float">
            <text:p>25.24</text:p>
          </table:table-cell>
          <table:table-cell table:style-name="ce3" office:value-type="float" office:value="17.2" calcext:value-type="float">
            <text:p>17.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15.64" calcext:value-type="float">
            <text:p>15.64</text:p>
          </table:table-cell>
          <table:table-cell table:style-name="ce3" office:value-type="float" office:value="10.52" calcext:value-type="float">
            <text:p>10.5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.83" calcext:value-type="float">
            <text:p>17.83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4.03" calcext:value-type="float">
            <text:p>14.0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5.22" calcext:value-type="float">
            <text:p>25.22</text:p>
          </table:table-cell>
          <table:table-cell table:style-name="ce5" office:value-type="float" office:value="17.19" calcext:value-type="float">
            <text:p>17.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5.85" calcext:value-type="float">
            <text:p>15.85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.72" calcext:value-type="float">
            <text:p>17.72</text:p>
          </table:table-cell>
          <table:table-cell table:style-name="ce3" office:value-type="float" office:value="12.08" calcext:value-type="float">
            <text:p>12.0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.47" calcext:value-type="float">
            <text:p>20.47</text:p>
          </table:table-cell>
          <table:table-cell table:style-name="ce3" office:value-type="float" office:value="13.95" calcext:value-type="float">
            <text:p>13.9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.07" calcext:value-type="float">
            <text:p>25.07</text:p>
          </table:table-cell>
          <table:table-cell table:style-name="ce3" office:value-type="float" office:value="17.09" calcext:value-type="float">
            <text:p>17.0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5.68" calcext:value-type="float">
            <text:p>15.68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.77" calcext:value-type="float">
            <text:p>17.77</text:p>
          </table:table-cell>
          <table:table-cell table:style-name="ce3" office:value-type="float" office:value="12.11" calcext:value-type="float">
            <text:p>12.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20.52" calcext:value-type="float">
            <text:p>20.52</text:p>
          </table:table-cell>
          <table:table-cell table:style-name="ce5" office:value-type="float" office:value="13.99" calcext:value-type="float">
            <text:p>13.9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25.28" calcext:value-type="float">
            <text:p>25.28</text:p>
          </table:table-cell>
          <table:table-cell table:style-name="ce5" office:value-type="float" office:value="17.23" calcext:value-type="float">
            <text:p>17.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5.41" calcext:value-type="float">
            <text:p>15.41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.86" calcext:value-type="float">
            <text:p>17.86</text:p>
          </table:table-cell>
          <table:table-cell table:style-name="ce3" office:value-type="float" office:value="12.17" calcext:value-type="float">
            <text:p>12.1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0.51" calcext:value-type="float">
            <text:p>20.51</text:p>
          </table:table-cell>
          <table:table-cell table:style-name="ce3" office:value-type="float" office:value="13.98" calcext:value-type="float">
            <text:p>13.9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5.06" calcext:value-type="float">
            <text:p>25.06</text:p>
          </table:table-cell>
          <table:table-cell table:style-name="ce3" office:value-type="float" office:value="17.08" calcext:value-type="float">
            <text:p>17.0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15.73" calcext:value-type="float">
            <text:p>15.73</text:p>
          </table:table-cell>
          <table:table-cell table:style-name="ce3" office:value-type="float" office:value="10.72" calcext:value-type="float">
            <text:p>10.7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7.83" calcext:value-type="float">
            <text:p>17.83</text:p>
          </table:table-cell>
          <table:table-cell table:style-name="ce3" office:value-type="float" office:value="12.15" calcext:value-type="float">
            <text:p>12.15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0.99" calcext:value-type="float">
            <text:p>20.99</text:p>
          </table:table-cell>
          <table:table-cell table:style-name="ce5" office:value-type="float" office:value="14.31" calcext:value-type="float">
            <text:p>14.3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25.13" calcext:value-type="float">
            <text:p>25.13</text:p>
          </table:table-cell>
          <table:table-cell table:style-name="ce5" office:value-type="float" office:value="17.13" calcext:value-type="float">
            <text:p>17.13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HUTE SIZE</text:p>
          </table:table-cell>
          <table:table-cell table:style-name="ce1" office:value-type="string" calcext:value-type="string">
            <text:p>WEIGHT Kg</text:p>
          </table:table-cell>
          <table:table-cell office:value-type="string" calcext:value-type="string">
            <text:p>m/s</text:p>
          </table:table-cell>
          <table:table-cell table:style-name="ce1" office:value-type="string" calcext:value-type="string">
            <text:p>km/h</text:p>
          </table:table-cell>
          <table:table-cell/>
          <table:table-cell office:value-type="string" calcext:value-type="string">
            <text:p>kph/kg</text:p>
          </table:table-cell>
          <table:table-cell/>
          <table:table-cell office:value-type="string" calcext:value-type="string">
            <text:p>kph/kg/m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9144" calcext:value-type="float">
            <text:p>0.9144</text:p>
          </table:table-cell>
          <table:table-cell table:style-name="ce2" office:value-type="float" office:value="0.7711064" calcext:value-type="float">
            <text:p>0.7711064</text:p>
          </table:table-cell>
          <table:table-cell table:style-name="ce2" office:value-type="float" office:value="4.86156" calcext:value-type="float">
            <text:p>4.86156</text:p>
          </table:table-cell>
          <table:table-cell table:formula="of:=[.D23]*3.6" office:value-type="float" office:value="17.501616" calcext:value-type="float">
            <text:p>17.501616</text:p>
          </table:table-cell>
          <table:table-cell/>
          <table:table-cell table:formula="of:=[.E23]/[.C23]" office:value-type="float" office:value="22.6967588389877" calcext:value-type="float">
            <text:p>22.696758839</text:p>
          </table:table-cell>
          <table:table-cell/>
          <table:table-cell table:formula="of:=[.G23]/[.B23]" office:value-type="float" office:value="24.8214772954809" calcext:value-type="float">
            <text:p>24.821477295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9144" calcext:value-type="float">
            <text:p>0.9144</text:p>
          </table:table-cell>
          <table:table-cell table:style-name="ce2" office:value-type="float" office:value="0.9525432" calcext:value-type="float">
            <text:p>0.9525432</text:p>
          </table:table-cell>
          <table:table-cell table:style-name="ce2" office:value-type="float" office:value="5.45592" calcext:value-type="float">
            <text:p>5.45592</text:p>
          </table:table-cell>
          <table:table-cell table:formula="of:=[.D24]*3.6" office:value-type="float" office:value="19.641312" calcext:value-type="float">
            <text:p>19.641312</text:p>
          </table:table-cell>
          <table:table-cell/>
          <table:table-cell table:formula="of:=[.E24]/[.C24]" office:value-type="float" office:value="20.6198647998327" calcext:value-type="float">
            <text:p>20.6198647998</text:p>
          </table:table-cell>
          <table:table-cell/>
          <table:table-cell table:formula="of:=[.G24]/[.B24]" office:value-type="float" office:value="22.5501583550226" calcext:value-type="float">
            <text:p>22.55015835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9144" calcext:value-type="float">
            <text:p>0.9144</text:p>
          </table:table-cell>
          <table:table-cell table:style-name="ce1" office:value-type="float" office:value="1.2700576" calcext:value-type="float">
            <text:p>1.2700576</text:p>
          </table:table-cell>
          <table:table-cell office:value-type="float" office:value="6.275832" calcext:value-type="float">
            <text:p>6.275832</text:p>
          </table:table-cell>
          <table:table-cell table:formula="of:=[.D25]*3.6" office:value-type="float" office:value="22.5929952" calcext:value-type="float">
            <text:p>22.5929952</text:p>
          </table:table-cell>
          <table:table-cell/>
          <table:table-cell table:formula="of:=[.E25]/[.C25]" office:value-type="float" office:value="17.7889531939339" calcext:value-type="float">
            <text:p>17.7889531939</text:p>
          </table:table-cell>
          <table:table-cell/>
          <table:table-cell table:formula="of:=[.G25]/[.B25]" office:value-type="float" office:value="19.4542357763931" calcext:value-type="float">
            <text:p>19.454235776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9144" calcext:value-type="float">
            <text:p>0.9144</text:p>
          </table:table-cell>
          <table:table-cell table:style-name="ce1" office:value-type="float" office:value="1.9958048" calcext:value-type="float">
            <text:p>1.9958048</text:p>
          </table:table-cell>
          <table:table-cell office:value-type="float" office:value="7.830312" calcext:value-type="float">
            <text:p>7.830312</text:p>
          </table:table-cell>
          <table:table-cell table:formula="of:=[.D26]*3.6" office:value-type="float" office:value="28.1891232" calcext:value-type="float">
            <text:p>28.1891232</text:p>
          </table:table-cell>
          <table:table-cell/>
          <table:table-cell table:formula="of:=[.E26]/[.C26]" office:value-type="float" office:value="14.124188497793" calcext:value-type="float">
            <text:p>14.1241884978</text:p>
          </table:table-cell>
          <table:table-cell/>
          <table:table-cell table:formula="of:=[.G26]/[.B26]" office:value-type="float" office:value="15.4464003694149" calcext:value-type="float">
            <text:p>15.44640036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192" calcext:value-type="float">
            <text:p>1.2192</text:p>
          </table:table-cell>
          <table:table-cell table:style-name="ce1" office:value-type="float" office:value="1.360776" calcext:value-type="float">
            <text:p>1.360776</text:p>
          </table:table-cell>
          <table:table-cell office:value-type="float" office:value="4.86156" calcext:value-type="float">
            <text:p>4.86156</text:p>
          </table:table-cell>
          <table:table-cell table:formula="of:=[.D27]*3.6" office:value-type="float" office:value="17.501616" calcext:value-type="float">
            <text:p>17.501616</text:p>
          </table:table-cell>
          <table:table-cell/>
          <table:table-cell table:formula="of:=[.E27]/[.C27]" office:value-type="float" office:value="12.8614966754264" calcext:value-type="float">
            <text:p>12.8614966754</text:p>
          </table:table-cell>
          <table:table-cell/>
          <table:table-cell table:formula="of:=[.G27]/[.B27]" office:value-type="float" office:value="10.5491278505794" calcext:value-type="float">
            <text:p>10.549127850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192" calcext:value-type="float">
            <text:p>1.2192</text:p>
          </table:table-cell>
          <table:table-cell table:style-name="ce1" office:value-type="float" office:value="1.6782904" calcext:value-type="float">
            <text:p>1.6782904</text:p>
          </table:table-cell>
          <table:table-cell office:value-type="float" office:value="5.434584" calcext:value-type="float">
            <text:p>5.434584</text:p>
          </table:table-cell>
          <table:table-cell table:formula="of:=[.D28]*3.6" office:value-type="float" office:value="19.5645024" calcext:value-type="float">
            <text:p>19.5645024</text:p>
          </table:table-cell>
          <table:table-cell/>
          <table:table-cell table:formula="of:=[.E28]/[.C28]" office:value-type="float" office:value="11.6573999350768" calcext:value-type="float">
            <text:p>11.6573999351</text:p>
          </table:table-cell>
          <table:table-cell/>
          <table:table-cell table:formula="of:=[.G28]/[.B28]" office:value-type="float" office:value="9.56151569478083" calcext:value-type="float">
            <text:p>9.56151569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192" calcext:value-type="float">
            <text:p>1.2192</text:p>
          </table:table-cell>
          <table:table-cell table:style-name="ce1" office:value-type="float" office:value="2.26796" calcext:value-type="float">
            <text:p>2.26796</text:p>
          </table:table-cell>
          <table:table-cell office:value-type="float" office:value="6.275832" calcext:value-type="float">
            <text:p>6.275832</text:p>
          </table:table-cell>
          <table:table-cell table:formula="of:=[.D29]*3.6" office:value-type="float" office:value="22.5929952" calcext:value-type="float">
            <text:p>22.5929952</text:p>
          </table:table-cell>
          <table:table-cell/>
          <table:table-cell table:formula="of:=[.E29]/[.C29]" office:value-type="float" office:value="9.96181378860297" calcext:value-type="float">
            <text:p>9.9618137886</text:p>
          </table:table-cell>
          <table:table-cell/>
          <table:table-cell table:formula="of:=[.G29]/[.B29]" office:value-type="float" office:value="8.17077902608512" calcext:value-type="float">
            <text:p>8.17077902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192" calcext:value-type="float">
            <text:p>1.2192</text:p>
          </table:table-cell>
          <table:table-cell table:style-name="ce1" office:value-type="float" office:value="3.4472992" calcext:value-type="float">
            <text:p>3.4472992</text:p>
          </table:table-cell>
          <table:table-cell office:value-type="float" office:value="7.751064" calcext:value-type="float">
            <text:p>7.751064</text:p>
          </table:table-cell>
          <table:table-cell table:formula="of:=[.D30]*3.6" office:value-type="float" office:value="27.9038304" calcext:value-type="float">
            <text:p>27.9038304</text:p>
          </table:table-cell>
          <table:table-cell/>
          <table:table-cell table:formula="of:=[.E30]/[.C30]" office:value-type="float" office:value="8.09440341006664" calcext:value-type="float">
            <text:p>8.0944034101</text:p>
          </table:table-cell>
          <table:table-cell/>
          <table:table-cell table:formula="of:=[.G30]/[.B30]" office:value-type="float" office:value="6.63911040851923" calcext:value-type="float">
            <text:p>6.639110408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524" calcext:value-type="float">
            <text:p>1.524</text:p>
          </table:table-cell>
          <table:table-cell table:style-name="ce2" office:value-type="float" office:value="2.1318824" calcext:value-type="float">
            <text:p>2.1318824</text:p>
          </table:table-cell>
          <table:table-cell table:style-name="ce2" office:value-type="float" office:value="4.764024" calcext:value-type="float">
            <text:p>4.764024</text:p>
          </table:table-cell>
          <table:table-cell table:formula="of:=[.D31]*3.6" office:value-type="float" office:value="17.1504864" calcext:value-type="float">
            <text:p>17.1504864</text:p>
          </table:table-cell>
          <table:table-cell/>
          <table:table-cell table:formula="of:=[.E31]/[.C31]" office:value-type="float" office:value="8.04476194371697" calcext:value-type="float">
            <text:p>8.0447619437</text:p>
          </table:table-cell>
          <table:table-cell/>
          <table:table-cell table:formula="of:=[.G31]/[.B31]" office:value-type="float" office:value="5.27871518616599" calcext:value-type="float">
            <text:p>5.278715186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524" calcext:value-type="float">
            <text:p>1.524</text:p>
          </table:table-cell>
          <table:table-cell table:style-name="ce2" office:value-type="float" office:value="2.5854744" calcext:value-type="float">
            <text:p>2.5854744</text:p>
          </table:table-cell>
          <table:table-cell table:style-name="ce2" office:value-type="float" office:value="5.385816" calcext:value-type="float">
            <text:p>5.385816</text:p>
          </table:table-cell>
          <table:table-cell table:formula="of:=[.D32]*3.6" office:value-type="float" office:value="19.3889376" calcext:value-type="float">
            <text:p>19.3889376</text:p>
          </table:table-cell>
          <table:table-cell/>
          <table:table-cell table:formula="of:=[.E32]/[.C32]" office:value-type="float" office:value="7.49917987971569" calcext:value-type="float">
            <text:p>7.4991798797</text:p>
          </table:table-cell>
          <table:table-cell/>
          <table:table-cell table:formula="of:=[.G32]/[.B32]" office:value-type="float" office:value="4.92072170585019" calcext:value-type="float">
            <text:p>4.920721705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524" calcext:value-type="float">
            <text:p>1.524</text:p>
          </table:table-cell>
          <table:table-cell table:style-name="ce1" office:value-type="float" office:value="3.628736" calcext:value-type="float">
            <text:p>3.628736</text:p>
          </table:table-cell>
          <table:table-cell office:value-type="float" office:value="6.352032" calcext:value-type="float">
            <text:p>6.352032</text:p>
          </table:table-cell>
          <table:table-cell table:formula="of:=[.D33]*3.6" office:value-type="float" office:value="22.8673152" calcext:value-type="float">
            <text:p>22.8673152</text:p>
          </table:table-cell>
          <table:table-cell/>
          <table:table-cell table:formula="of:=[.E33]/[.C33]" office:value-type="float" office:value="6.30173018924496" calcext:value-type="float">
            <text:p>6.3017301892</text:p>
          </table:table-cell>
          <table:table-cell/>
          <table:table-cell table:formula="of:=[.G33]/[.B33]" office:value-type="float" office:value="4.13499356249669" calcext:value-type="float">
            <text:p>4.134993562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524" calcext:value-type="float">
            <text:p>1.524</text:p>
          </table:table-cell>
          <table:table-cell table:style-name="ce1" office:value-type="float" office:value="5.443104" calcext:value-type="float">
            <text:p>5.443104</text:p>
          </table:table-cell>
          <table:table-cell office:value-type="float" office:value="7.781544" calcext:value-type="float">
            <text:p>7.781544</text:p>
          </table:table-cell>
          <table:table-cell table:formula="of:=[.D34]*3.6" office:value-type="float" office:value="28.0135584" calcext:value-type="float">
            <text:p>28.0135584</text:p>
          </table:table-cell>
          <table:table-cell/>
          <table:table-cell table:formula="of:=[.E34]/[.C34]" office:value-type="float" office:value="5.14661457874037" calcext:value-type="float">
            <text:p>5.1466145787</text:p>
          </table:table-cell>
          <table:table-cell/>
          <table:table-cell table:formula="of:=[.G34]/[.B34]" office:value-type="float" office:value="3.37704368683751" calcext:value-type="float">
            <text:p>3.37704368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288" calcext:value-type="float">
            <text:p>1.8288</text:p>
          </table:table-cell>
          <table:table-cell table:style-name="ce1" office:value-type="float" office:value="2.948348" calcext:value-type="float">
            <text:p>2.948348</text:p>
          </table:table-cell>
          <table:table-cell office:value-type="float" office:value="4.77012" calcext:value-type="float">
            <text:p>4.77012</text:p>
          </table:table-cell>
          <table:table-cell table:formula="of:=[.D35]*3.6" office:value-type="float" office:value="17.172432" calcext:value-type="float">
            <text:p>17.172432</text:p>
          </table:table-cell>
          <table:table-cell/>
          <table:table-cell table:formula="of:=[.E35]/[.C35]" office:value-type="float" office:value="5.82442506786852" calcext:value-type="float">
            <text:p>5.8244250679</text:p>
          </table:table-cell>
          <table:table-cell/>
          <table:table-cell table:formula="of:=[.G35]/[.B35]" office:value-type="float" office:value="3.18483435469626" calcext:value-type="float">
            <text:p>3.18483435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288" calcext:value-type="float">
            <text:p>1.8288</text:p>
          </table:table-cell>
          <table:table-cell table:style-name="ce1" office:value-type="float" office:value="3.628736" calcext:value-type="float">
            <text:p>3.628736</text:p>
          </table:table-cell>
          <table:table-cell office:value-type="float" office:value="5.385816" calcext:value-type="float">
            <text:p>5.385816</text:p>
          </table:table-cell>
          <table:table-cell table:formula="of:=[.D36]*3.6" office:value-type="float" office:value="19.3889376" calcext:value-type="float">
            <text:p>19.3889376</text:p>
          </table:table-cell>
          <table:table-cell/>
          <table:table-cell table:formula="of:=[.E36]/[.C36]" office:value-type="float" office:value="5.34316566429743" calcext:value-type="float">
            <text:p>5.3431656643</text:p>
          </table:table-cell>
          <table:table-cell/>
          <table:table-cell table:formula="of:=[.G36]/[.B36]" office:value-type="float" office:value="2.92167851284855" calcext:value-type="float">
            <text:p>2.92167851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288" calcext:value-type="float">
            <text:p>1.8288</text:p>
          </table:table-cell>
          <table:table-cell table:style-name="ce1" office:value-type="float" office:value="5.216308" calcext:value-type="float">
            <text:p>5.216308</text:p>
          </table:table-cell>
          <table:table-cell office:value-type="float" office:value="6.345936" calcext:value-type="float">
            <text:p>6.345936</text:p>
          </table:table-cell>
          <table:table-cell table:formula="of:=[.D37]*3.6" office:value-type="float" office:value="22.8453696" calcext:value-type="float">
            <text:p>22.8453696</text:p>
          </table:table-cell>
          <table:table-cell/>
          <table:table-cell table:formula="of:=[.E37]/[.C37]" office:value-type="float" office:value="4.3796051920247" calcext:value-type="float">
            <text:p>4.379605192</text:p>
          </table:table-cell>
          <table:table-cell/>
          <table:table-cell table:formula="of:=[.G37]/[.B37]" office:value-type="float" office:value="2.39479723973354" calcext:value-type="float">
            <text:p>2.394797239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288" calcext:value-type="float">
            <text:p>1.8288</text:p>
          </table:table-cell>
          <table:table-cell table:style-name="ce1" office:value-type="float" office:value="7.711064" calcext:value-type="float">
            <text:p>7.711064</text:p>
          </table:table-cell>
          <table:table-cell office:value-type="float" office:value="7.717536" calcext:value-type="float">
            <text:p>7.717536</text:p>
          </table:table-cell>
          <table:table-cell table:formula="of:=[.D38]*3.6" office:value-type="float" office:value="27.7831296" calcext:value-type="float">
            <text:p>27.7831296</text:p>
          </table:table-cell>
          <table:table-cell/>
          <table:table-cell table:formula="of:=[.E38]/[.C38]" office:value-type="float" office:value="3.60302152854651" calcext:value-type="float">
            <text:p>3.6030215285</text:p>
          </table:table-cell>
          <table:table-cell/>
          <table:table-cell table:formula="of:=[.G38]/[.B38]" office:value-type="float" office:value="1.97015612890776" calcext:value-type="float">
            <text:p>1.970156128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1336" calcext:value-type="float">
            <text:p>2.1336</text:p>
          </table:table-cell>
          <table:table-cell table:style-name="ce2" office:value-type="float" office:value="4.082328" calcext:value-type="float">
            <text:p>4.082328</text:p>
          </table:table-cell>
          <table:table-cell table:style-name="ce2" office:value-type="float" office:value="4.812792" calcext:value-type="float">
            <text:p>4.812792</text:p>
          </table:table-cell>
          <table:table-cell table:formula="of:=[.D39]*3.6" office:value-type="float" office:value="17.3260512" calcext:value-type="float">
            <text:p>17.3260512</text:p>
          </table:table-cell>
          <table:table-cell/>
          <table:table-cell table:formula="of:=[.E39]/[.C39]" office:value-type="float" office:value="4.24415950898605" calcext:value-type="float">
            <text:p>4.244159509</text:p>
          </table:table-cell>
          <table:table-cell/>
          <table:table-cell table:formula="of:=[.G39]/[.B39]" office:value-type="float" office:value="1.98920111969725" calcext:value-type="float">
            <text:p>1.989201119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1336" calcext:value-type="float">
            <text:p>2.1336</text:p>
          </table:table-cell>
          <table:table-cell table:style-name="ce2" office:value-type="float" office:value="4.989512" calcext:value-type="float">
            <text:p>4.989512</text:p>
          </table:table-cell>
          <table:table-cell table:style-name="ce2" office:value-type="float" office:value="5.294376" calcext:value-type="float">
            <text:p>5.294376</text:p>
          </table:table-cell>
          <table:table-cell table:formula="of:=[.D40]*3.6" office:value-type="float" office:value="19.0597536" calcext:value-type="float">
            <text:p>19.0597536</text:p>
          </table:table-cell>
          <table:table-cell/>
          <table:table-cell table:formula="of:=[.E40]/[.C40]" office:value-type="float" office:value="3.81996347538597" calcext:value-type="float">
            <text:p>3.8199634754</text:p>
          </table:table-cell>
          <table:table-cell/>
          <table:table-cell table:formula="of:=[.G40]/[.B40]" office:value-type="float" office:value="1.79038408107704" calcext:value-type="float">
            <text:p>1.790384081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1336" calcext:value-type="float">
            <text:p>2.1336</text:p>
          </table:table-cell>
          <table:table-cell table:style-name="ce1" office:value-type="float" office:value="6.80388" calcext:value-type="float">
            <text:p>6.80388</text:p>
          </table:table-cell>
          <table:table-cell office:value-type="float" office:value="6.211824" calcext:value-type="float">
            <text:p>6.211824</text:p>
          </table:table-cell>
          <table:table-cell table:formula="of:=[.D41]*3.6" office:value-type="float" office:value="22.3625664" calcext:value-type="float">
            <text:p>22.3625664</text:p>
          </table:table-cell>
          <table:table-cell/>
          <table:table-cell table:formula="of:=[.E41]/[.C41]" office:value-type="float" office:value="3.28673733222808" calcext:value-type="float">
            <text:p>3.2867373322</text:p>
          </table:table-cell>
          <table:table-cell/>
          <table:table-cell table:formula="of:=[.G41]/[.B41]" office:value-type="float" office:value="1.54046556628613" calcext:value-type="float">
            <text:p>1.540465566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1336" calcext:value-type="float">
            <text:p>2.1336</text:p>
          </table:table-cell>
          <table:table-cell table:style-name="ce1" office:value-type="float" office:value="10.432616" calcext:value-type="float">
            <text:p>10.432616</text:p>
          </table:table-cell>
          <table:table-cell office:value-type="float" office:value="7.693152" calcext:value-type="float">
            <text:p>7.693152</text:p>
          </table:table-cell>
          <table:table-cell table:formula="of:=[.D42]*3.6" office:value-type="float" office:value="27.6953472" calcext:value-type="float">
            <text:p>27.6953472</text:p>
          </table:table-cell>
          <table:table-cell/>
          <table:table-cell table:formula="of:=[.E42]/[.C42]" office:value-type="float" office:value="2.65468864185167" calcext:value-type="float">
            <text:p>2.6546886419</text:p>
          </table:table-cell>
          <table:table-cell/>
          <table:table-cell table:formula="of:=[.G42]/[.B42]" office:value-type="float" office:value="1.24422977214645" calcext:value-type="float">
            <text:p>1.24422977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384" calcext:value-type="float">
            <text:p>2.4384</text:p>
          </table:table-cell>
          <table:table-cell table:style-name="ce1" office:value-type="float" office:value="5.443104" calcext:value-type="float">
            <text:p>5.443104</text:p>
          </table:table-cell>
          <table:table-cell office:value-type="float" office:value="4.86156" calcext:value-type="float">
            <text:p>4.86156</text:p>
          </table:table-cell>
          <table:table-cell table:formula="of:=[.D43]*3.6" office:value-type="float" office:value="17.501616" calcext:value-type="float">
            <text:p>17.501616</text:p>
          </table:table-cell>
          <table:table-cell/>
          <table:table-cell table:formula="of:=[.E43]/[.C43]" office:value-type="float" office:value="3.21537416885659" calcext:value-type="float">
            <text:p>3.2153741689</text:p>
          </table:table-cell>
          <table:table-cell/>
          <table:table-cell table:formula="of:=[.G43]/[.B43]" office:value-type="float" office:value="1.31864098132242" calcext:value-type="float">
            <text:p>1.318640981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384" calcext:value-type="float">
            <text:p>2.4384</text:p>
          </table:table-cell>
          <table:table-cell table:style-name="ce1" office:value-type="float" office:value="6.80388" calcext:value-type="float">
            <text:p>6.80388</text:p>
          </table:table-cell>
          <table:table-cell office:value-type="float" office:value="5.434584" calcext:value-type="float">
            <text:p>5.434584</text:p>
          </table:table-cell>
          <table:table-cell table:formula="of:=[.D44]*3.6" office:value-type="float" office:value="19.5645024" calcext:value-type="float">
            <text:p>19.5645024</text:p>
          </table:table-cell>
          <table:table-cell/>
          <table:table-cell table:formula="of:=[.E44]/[.C44]" office:value-type="float" office:value="2.87549198398561" calcext:value-type="float">
            <text:p>2.875491984</text:p>
          </table:table-cell>
          <table:table-cell/>
          <table:table-cell table:formula="of:=[.G44]/[.B44]" office:value-type="float" office:value="1.1792536023563" calcext:value-type="float">
            <text:p>1.17925360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384" calcext:value-type="float">
            <text:p>2.4384</text:p>
          </table:table-cell>
          <table:table-cell table:style-name="ce1" office:value-type="float" office:value="9.07184" calcext:value-type="float">
            <text:p>9.07184</text:p>
          </table:table-cell>
          <table:table-cell office:value-type="float" office:value="6.275832" calcext:value-type="float">
            <text:p>6.275832</text:p>
          </table:table-cell>
          <table:table-cell table:formula="of:=[.D45]*3.6" office:value-type="float" office:value="22.5929952" calcext:value-type="float">
            <text:p>22.5929952</text:p>
          </table:table-cell>
          <table:table-cell/>
          <table:table-cell table:formula="of:=[.E45]/[.C45]" office:value-type="float" office:value="2.49045344715074" calcext:value-type="float">
            <text:p>2.4904534472</text:p>
          </table:table-cell>
          <table:table-cell/>
          <table:table-cell table:formula="of:=[.G45]/[.B45]" office:value-type="float" office:value="1.02134737826064" calcext:value-type="float">
            <text:p>1.02134737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384" calcext:value-type="float">
            <text:p>2.4384</text:p>
          </table:table-cell>
          <table:table-cell table:style-name="ce1" office:value-type="float" office:value="13.60776" calcext:value-type="float">
            <text:p>13.60776</text:p>
          </table:table-cell>
          <table:table-cell office:value-type="float" office:value="7.687056" calcext:value-type="float">
            <text:p>7.687056</text:p>
          </table:table-cell>
          <table:table-cell table:formula="of:=[.D46]*3.6" office:value-type="float" office:value="27.6734016" calcext:value-type="float">
            <text:p>27.6734016</text:p>
          </table:table-cell>
          <table:table-cell/>
          <table:table-cell table:formula="of:=[.E46]/[.C46]" office:value-type="float" office:value="2.03364856523043" calcext:value-type="float">
            <text:p>2.0336485652</text:p>
          </table:table-cell>
          <table:table-cell/>
          <table:table-cell table:formula="of:=[.G46]/[.B46]" office:value-type="float" office:value="0.834009418155523" calcext:value-type="float">
            <text:p>0.834009418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7432" calcext:value-type="float">
            <text:p>2.7432</text:p>
          </table:table-cell>
          <table:table-cell table:style-name="ce2" office:value-type="float" office:value="6.80388" calcext:value-type="float">
            <text:p>6.80388</text:p>
          </table:table-cell>
          <table:table-cell table:style-name="ce2" office:value-type="float" office:value="4.83108" calcext:value-type="float">
            <text:p>4.83108</text:p>
          </table:table-cell>
          <table:table-cell table:formula="of:=[.D47]*3.6" office:value-type="float" office:value="17.391888" calcext:value-type="float">
            <text:p>17.391888</text:p>
          </table:table-cell>
          <table:table-cell/>
          <table:table-cell table:formula="of:=[.E47]/[.C47]" office:value-type="float" office:value="2.55617206652675" calcext:value-type="float">
            <text:p>2.5561720665</text:p>
          </table:table-cell>
          <table:table-cell table:style-name="ce14"/>
          <table:table-cell table:formula="of:=[.G47]/[.B47]" office:value-type="float" office:value="0.93182125493101" calcext:value-type="float">
            <text:p>0.931821254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7432" calcext:value-type="float">
            <text:p>2.7432</text:p>
          </table:table-cell>
          <table:table-cell table:style-name="ce2" office:value-type="float" office:value="8.164656" calcext:value-type="float">
            <text:p>8.164656</text:p>
          </table:table-cell>
          <table:table-cell table:style-name="ce2" office:value-type="float" office:value="5.294376" calcext:value-type="float">
            <text:p>5.294376</text:p>
          </table:table-cell>
          <table:table-cell table:formula="of:=[.D48]*3.6" office:value-type="float" office:value="19.0597536" calcext:value-type="float">
            <text:p>19.0597536</text:p>
          </table:table-cell>
          <table:table-cell/>
          <table:table-cell table:formula="of:=[.E48]/[.C48]" office:value-type="float" office:value="2.33442212384698" calcext:value-type="float">
            <text:p>2.3344221238</text:p>
          </table:table-cell>
          <table:table-cell/>
          <table:table-cell table:formula="of:=[.G48]/[.B48]" office:value-type="float" office:value="0.850985026190938" calcext:value-type="float">
            <text:p>0.850985026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7432" calcext:value-type="float">
            <text:p>2.7432</text:p>
          </table:table-cell>
          <table:table-cell table:style-name="ce2" office:value-type="float" office:value="11.793392" calcext:value-type="float">
            <text:p>11.793392</text:p>
          </table:table-cell>
          <table:table-cell table:style-name="ce2" office:value-type="float" office:value="6.361176" calcext:value-type="float">
            <text:p>6.361176</text:p>
          </table:table-cell>
          <table:table-cell table:formula="of:=[.D49]*3.6" office:value-type="float" office:value="22.9002336" calcext:value-type="float">
            <text:p>22.9002336</text:p>
          </table:table-cell>
          <table:table-cell/>
          <table:table-cell table:formula="of:=[.E49]/[.C49]" office:value-type="float" office:value="1.94178516240281" calcext:value-type="float">
            <text:p>1.9417851624</text:p>
          </table:table-cell>
          <table:table-cell/>
          <table:table-cell table:formula="of:=[.G49]/[.B49]" office:value-type="float" office:value="0.707854025372853" calcext:value-type="float">
            <text:p>0.707854025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.7432" calcext:value-type="float">
            <text:p>2.7432</text:p>
          </table:table-cell>
          <table:table-cell table:style-name="ce2" office:value-type="float" office:value="17.690088" calcext:value-type="float">
            <text:p>17.690088</text:p>
          </table:table-cell>
          <table:table-cell table:style-name="ce2" office:value-type="float" office:value="7.790688" calcext:value-type="float">
            <text:p>7.790688</text:p>
          </table:table-cell>
          <table:table-cell table:formula="of:=[.D50]*3.6" office:value-type="float" office:value="28.0464768" calcext:value-type="float">
            <text:p>28.0464768</text:p>
          </table:table-cell>
          <table:table-cell/>
          <table:table-cell table:formula="of:=[.E50]/[.C50]" office:value-type="float" office:value="1.58543455521533" calcext:value-type="float">
            <text:p>1.5854345552</text:p>
          </table:table-cell>
          <table:table-cell/>
          <table:table-cell table:formula="of:=[.G50]/[.B50]" office:value-type="float" office:value="0.57795077107587" calcext:value-type="float">
            <text:p>0.57795077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048" calcext:value-type="float">
            <text:p>3.048</text:p>
          </table:table-cell>
          <table:table-cell table:style-name="ce1" office:value-type="float" office:value="8.164656" calcext:value-type="float">
            <text:p>8.164656</text:p>
          </table:table-cell>
          <table:table-cell office:value-type="float" office:value="4.764024" calcext:value-type="float">
            <text:p>4.764024</text:p>
          </table:table-cell>
          <table:table-cell table:formula="of:=[.D51]*3.6" office:value-type="float" office:value="17.1504864" calcext:value-type="float">
            <text:p>17.1504864</text:p>
          </table:table-cell>
          <table:table-cell/>
          <table:table-cell table:formula="of:=[.E51]/[.C51]" office:value-type="float" office:value="2.10057672974832" calcext:value-type="float">
            <text:p>2.1005767297</text:p>
          </table:table-cell>
          <table:table-cell/>
          <table:table-cell table:formula="of:=[.G51]/[.B51]" office:value-type="float" office:value="0.689165593749449" calcext:value-type="float">
            <text:p>0.68916559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048" calcext:value-type="float">
            <text:p>3.048</text:p>
          </table:table-cell>
          <table:table-cell table:style-name="ce4" office:value-type="float" office:value="10.432616" calcext:value-type="float">
            <text:p>10.432616</text:p>
          </table:table-cell>
          <table:table-cell office:value-type="float" office:value="5.385816" calcext:value-type="float">
            <text:p>5.385816</text:p>
          </table:table-cell>
          <table:table-cell table:formula="of:=[.D52]*3.6" office:value-type="float" office:value="19.3889376" calcext:value-type="float">
            <text:p>19.3889376</text:p>
          </table:table-cell>
          <table:table-cell/>
          <table:table-cell table:formula="of:=[.E52]/[.C52]" office:value-type="float" office:value="1.85849240497302" calcext:value-type="float">
            <text:p>1.858492405</text:p>
          </table:table-cell>
          <table:table-cell/>
          <table:table-cell table:formula="of:=[.G52]/[.B52]" office:value-type="float" office:value="0.609741602681437" calcext:value-type="float">
            <text:p>0.60974160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048" calcext:value-type="float">
            <text:p>3.048</text:p>
          </table:table-cell>
          <table:table-cell table:style-name="ce1" office:value-type="float" office:value="14.514944" calcext:value-type="float">
            <text:p>14.514944</text:p>
          </table:table-cell>
          <table:table-cell office:value-type="float" office:value="6.352032" calcext:value-type="float">
            <text:p>6.352032</text:p>
          </table:table-cell>
          <table:table-cell table:formula="of:=[.D53]*3.6" office:value-type="float" office:value="22.8673152" calcext:value-type="float">
            <text:p>22.8673152</text:p>
          </table:table-cell>
          <table:table-cell/>
          <table:table-cell table:formula="of:=[.E53]/[.C53]" office:value-type="float" office:value="1.57543254731124" calcext:value-type="float">
            <text:p>1.5754325473</text:p>
          </table:table-cell>
          <table:table-cell/>
          <table:table-cell table:formula="of:=[.G53]/[.B53]" office:value-type="float" office:value="0.516874195312087" calcext:value-type="float">
            <text:p>0.51687419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048" calcext:value-type="float">
            <text:p>3.048</text:p>
          </table:table-cell>
          <table:table-cell table:style-name="ce4" office:value-type="float" office:value="21.772416" calcext:value-type="float">
            <text:p>21.772416</text:p>
          </table:table-cell>
          <table:table-cell office:value-type="float" office:value="7.781544" calcext:value-type="float">
            <text:p>7.781544</text:p>
          </table:table-cell>
          <table:table-cell table:formula="of:=[.D54]*3.6" office:value-type="float" office:value="28.0135584" calcext:value-type="float">
            <text:p>28.0135584</text:p>
          </table:table-cell>
          <table:table-cell/>
          <table:table-cell table:formula="of:=[.E54]/[.C54]" office:value-type="float" office:value="1.28665364468509" calcext:value-type="float">
            <text:p>1.2866536447</text:p>
          </table:table-cell>
          <table:table-cell/>
          <table:table-cell table:formula="of:=[.G54]/[.B54]" office:value-type="float" office:value="0.422130460854689" calcext:value-type="float">
            <text:p>0.422130460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6576" calcext:value-type="float">
            <text:p>3.6576</text:p>
          </table:table-cell>
          <table:table-cell office:value-type="float" office:value="10.886208" calcext:value-type="float">
            <text:p>10.886208</text:p>
          </table:table-cell>
          <table:table-cell table:style-name="ce3" office:value-type="float" office:value="4.584192" calcext:value-type="float">
            <text:p>4.584192</text:p>
          </table:table-cell>
          <table:table-cell table:formula="of:=[.D55]*3.6" office:value-type="float" office:value="16.5030912" calcext:value-type="float">
            <text:p>16.5030912</text:p>
          </table:table-cell>
          <table:table-cell/>
          <table:table-cell table:formula="of:=[.E55]/[.C55]" office:value-type="float" office:value="1.51596324450167" calcext:value-type="float">
            <text:p>1.5159632445</text:p>
          </table:table-cell>
          <table:table-cell/>
          <table:table-cell table:formula="of:=[.G55]/[.B55]" office:value-type="float" office:value="0.41446939099455" calcext:value-type="float">
            <text:p>0.4144693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6576" calcext:value-type="float">
            <text:p>3.6576</text:p>
          </table:table-cell>
          <table:table-cell office:value-type="float" office:value="14.968536" calcext:value-type="float">
            <text:p>14.968536</text:p>
          </table:table-cell>
          <table:table-cell table:style-name="ce3" office:value-type="float" office:value="5.376672" calcext:value-type="float">
            <text:p>5.376672</text:p>
          </table:table-cell>
          <table:table-cell table:formula="of:=[.D56]*3.6" office:value-type="float" office:value="19.3560192" calcext:value-type="float">
            <text:p>19.3560192</text:p>
          </table:table-cell>
          <table:table-cell/>
          <table:table-cell table:formula="of:=[.E56]/[.C56]" office:value-type="float" office:value="1.29311371532927" calcext:value-type="float">
            <text:p>1.2931137153</text:p>
          </table:table-cell>
          <table:table-cell/>
          <table:table-cell table:formula="of:=[.G56]/[.B56]" office:value-type="float" office:value="0.353541588836744" calcext:value-type="float">
            <text:p>0.35354158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6576" calcext:value-type="float">
            <text:p>3.6576</text:p>
          </table:table-cell>
          <table:table-cell table:style-name="ce5" office:value-type="float" office:value="19.504456" calcext:value-type="float">
            <text:p>19.504456</text:p>
          </table:table-cell>
          <table:table-cell table:style-name="ce5" office:value-type="float" office:value="6.120384" calcext:value-type="float">
            <text:p>6.120384</text:p>
          </table:table-cell>
          <table:table-cell table:formula="of:=[.D57]*3.6" office:value-type="float" office:value="22.0333824" calcext:value-type="float">
            <text:p>22.0333824</text:p>
          </table:table-cell>
          <table:table-cell/>
          <table:table-cell table:formula="of:=[.E57]/[.C57]" office:value-type="float" office:value="1.12965890461134" calcext:value-type="float">
            <text:p>1.1296589046</text:p>
          </table:table-cell>
          <table:table-cell/>
          <table:table-cell table:formula="of:=[.G57]/[.B57]" office:value-type="float" office:value="0.308852500167141" calcext:value-type="float">
            <text:p>0.3088525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672" calcext:value-type="float">
            <text:p>4.2672</text:p>
          </table:table-cell>
          <table:table-cell office:value-type="float" office:value="15.87572" calcext:value-type="float">
            <text:p>15.87572</text:p>
          </table:table-cell>
          <table:table-cell table:style-name="ce3" office:value-type="float" office:value="4.745736" calcext:value-type="float">
            <text:p>4.745736</text:p>
          </table:table-cell>
          <table:table-cell table:formula="of:=[.D58]*3.6" office:value-type="float" office:value="17.0846496" calcext:value-type="float">
            <text:p>17.0846496</text:p>
          </table:table-cell>
          <table:table-cell/>
          <table:table-cell table:formula="of:=[.E58]/[.C58]" office:value-type="float" office:value="1.07614959195551" calcext:value-type="float">
            <text:p>1.076149592</text:p>
          </table:table-cell>
          <table:table-cell/>
          <table:table-cell table:formula="of:=[.G58]/[.B58]" office:value-type="float" office:value="0.252191036734982" calcext:value-type="float">
            <text:p>0.2521910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672" calcext:value-type="float">
            <text:p>4.2672</text:p>
          </table:table-cell>
          <table:table-cell office:value-type="float" office:value="19.958048" calcext:value-type="float">
            <text:p>19.958048</text:p>
          </table:table-cell>
          <table:table-cell table:style-name="ce3" office:value-type="float" office:value="5.31876" calcext:value-type="float">
            <text:p>5.31876</text:p>
          </table:table-cell>
          <table:table-cell table:formula="of:=[.D59]*3.6" office:value-type="float" office:value="19.147536" calcext:value-type="float">
            <text:p>19.147536</text:p>
          </table:table-cell>
          <table:table-cell/>
          <table:table-cell table:formula="of:=[.E59]/[.C59]" office:value-type="float" office:value="0.959389214817" calcext:value-type="float">
            <text:p>0.9593892148</text:p>
          </table:table-cell>
          <table:table-cell/>
          <table:table-cell table:formula="of:=[.G59]/[.B59]" office:value-type="float" office:value="0.224828743629781" calcext:value-type="float">
            <text:p>0.22482874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672" calcext:value-type="float">
            <text:p>4.2672</text:p>
          </table:table-cell>
          <table:table-cell office:value-type="float" office:value="27.21552" calcext:value-type="float">
            <text:p>27.21552</text:p>
          </table:table-cell>
          <table:table-cell table:style-name="ce3" office:value-type="float" office:value="6.211824" calcext:value-type="float">
            <text:p>6.211824</text:p>
          </table:table-cell>
          <table:table-cell table:formula="of:=[.D60]*3.6" office:value-type="float" office:value="22.3625664" calcext:value-type="float">
            <text:p>22.3625664</text:p>
          </table:table-cell>
          <table:table-cell/>
          <table:table-cell table:formula="of:=[.E60]/[.C60]" office:value-type="float" office:value="0.821684333057021" calcext:value-type="float">
            <text:p>0.8216843331</text:p>
          </table:table-cell>
          <table:table-cell/>
          <table:table-cell table:formula="of:=[.G60]/[.B60]" office:value-type="float" office:value="0.192558195785766" calcext:value-type="float">
            <text:p>0.1925581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2672" calcext:value-type="float">
            <text:p>4.2672</text:p>
          </table:table-cell>
          <table:table-cell office:value-type="float" office:value="41.730464" calcext:value-type="float">
            <text:p>41.730464</text:p>
          </table:table-cell>
          <table:table-cell table:style-name="ce3" office:value-type="float" office:value="7.693152" calcext:value-type="float">
            <text:p>7.693152</text:p>
          </table:table-cell>
          <table:table-cell table:formula="of:=[.D61]*3.6" office:value-type="float" office:value="27.6953472" calcext:value-type="float">
            <text:p>27.6953472</text:p>
          </table:table-cell>
          <table:table-cell/>
          <table:table-cell table:formula="of:=[.E61]/[.C61]" office:value-type="float" office:value="0.663672160462918" calcext:value-type="float">
            <text:p>0.6636721605</text:p>
          </table:table-cell>
          <table:table-cell/>
          <table:table-cell table:formula="of:=[.G61]/[.B61]" office:value-type="float" office:value="0.155528721518307" calcext:value-type="float">
            <text:p>0.1555287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768" calcext:value-type="float">
            <text:p>4.8768</text:p>
          </table:table-cell>
          <table:table-cell office:value-type="float" office:value="20.41164" calcext:value-type="float">
            <text:p>20.41164</text:p>
          </table:table-cell>
          <table:table-cell table:style-name="ce3" office:value-type="float" office:value="4.767072" calcext:value-type="float">
            <text:p>4.767072</text:p>
          </table:table-cell>
          <table:table-cell table:formula="of:=[.D62]*3.6" office:value-type="float" office:value="17.1614592" calcext:value-type="float">
            <text:p>17.1614592</text:p>
          </table:table-cell>
          <table:table-cell/>
          <table:table-cell table:formula="of:=[.E62]/[.C62]" office:value-type="float" office:value="0.840768267517946" calcext:value-type="float">
            <text:p>0.8407682675</text:p>
          </table:table-cell>
          <table:table-cell/>
          <table:table-cell table:formula="of:=[.G62]/[.B62]" office:value-type="float" office:value="0.172401629658371" calcext:value-type="float">
            <text:p>0.17240162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768" calcext:value-type="float">
            <text:p>4.8768</text:p>
          </table:table-cell>
          <table:table-cell office:value-type="float" office:value="27.21552" calcext:value-type="float">
            <text:p>27.21552</text:p>
          </table:table-cell>
          <table:table-cell table:style-name="ce3" office:value-type="float" office:value="5.434584" calcext:value-type="float">
            <text:p>5.434584</text:p>
          </table:table-cell>
          <table:table-cell table:formula="of:=[.D63]*3.6" office:value-type="float" office:value="19.5645024" calcext:value-type="float">
            <text:p>19.5645024</text:p>
          </table:table-cell>
          <table:table-cell/>
          <table:table-cell table:formula="of:=[.E63]/[.C63]" office:value-type="float" office:value="0.718872995996402" calcext:value-type="float">
            <text:p>0.718872996</text:p>
          </table:table-cell>
          <table:table-cell/>
          <table:table-cell table:formula="of:=[.G63]/[.B63]" office:value-type="float" office:value="0.147406700294538" calcext:value-type="float">
            <text:p>0.1474067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768" calcext:value-type="float">
            <text:p>4.8768</text:p>
          </table:table-cell>
          <table:table-cell table:style-name="ce5" office:value-type="float" office:value="36.28736" calcext:value-type="float">
            <text:p>36.28736</text:p>
          </table:table-cell>
          <table:table-cell table:style-name="ce5" office:value-type="float" office:value="6.275832" calcext:value-type="float">
            <text:p>6.275832</text:p>
          </table:table-cell>
          <table:table-cell table:formula="of:=[.D64]*3.6" office:value-type="float" office:value="22.5929952" calcext:value-type="float">
            <text:p>22.5929952</text:p>
          </table:table-cell>
          <table:table-cell/>
          <table:table-cell table:formula="of:=[.E64]/[.C64]" office:value-type="float" office:value="0.622613361787686" calcext:value-type="float">
            <text:p>0.6226133618</text:p>
          </table:table-cell>
          <table:table-cell/>
          <table:table-cell table:formula="of:=[.G64]/[.B64]" office:value-type="float" office:value="0.12766842228258" calcext:value-type="float">
            <text:p>0.12766842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768" calcext:value-type="float">
            <text:p>4.8768</text:p>
          </table:table-cell>
          <table:table-cell table:style-name="ce5" office:value-type="float" office:value="54.43104" calcext:value-type="float">
            <text:p>54.43104</text:p>
          </table:table-cell>
          <table:table-cell table:style-name="ce5" office:value-type="float" office:value="7.687056" calcext:value-type="float">
            <text:p>7.687056</text:p>
          </table:table-cell>
          <table:table-cell table:formula="of:=[.D65]*3.6" office:value-type="float" office:value="27.6734016" calcext:value-type="float">
            <text:p>27.6734016</text:p>
          </table:table-cell>
          <table:table-cell/>
          <table:table-cell table:formula="of:=[.E65]/[.C65]" office:value-type="float" office:value="0.508412141307607" calcext:value-type="float">
            <text:p>0.5084121413</text:p>
          </table:table-cell>
          <table:table-cell/>
          <table:table-cell table:formula="of:=[.G65]/[.B65]" office:value-type="float" office:value="0.10425117726944" calcext:value-type="float">
            <text:p>0.10425117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4864" calcext:value-type="float">
            <text:p>5.4864</text:p>
          </table:table-cell>
          <table:table-cell office:value-type="float" office:value="27.21552" calcext:value-type="float">
            <text:p>27.21552</text:p>
          </table:table-cell>
          <table:table-cell table:style-name="ce3" office:value-type="float" office:value="4.83108" calcext:value-type="float">
            <text:p>4.83108</text:p>
          </table:table-cell>
          <table:table-cell table:formula="of:=[.D66]*3.6" office:value-type="float" office:value="17.391888" calcext:value-type="float">
            <text:p>17.391888</text:p>
          </table:table-cell>
          <table:table-cell/>
          <table:table-cell table:formula="of:=[.E66]/[.C66]" office:value-type="float" office:value="0.639043016631687" calcext:value-type="float">
            <text:p>0.6390430166</text:p>
          </table:table-cell>
          <table:table-cell/>
          <table:table-cell table:formula="of:=[.G66]/[.B66]" office:value-type="float" office:value="0.116477656866376" calcext:value-type="float">
            <text:p>0.1164776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4864" calcext:value-type="float">
            <text:p>5.4864</text:p>
          </table:table-cell>
          <table:table-cell office:value-type="float" office:value="34.0194" calcext:value-type="float">
            <text:p>34.0194</text:p>
          </table:table-cell>
          <table:table-cell table:style-name="ce3" office:value-type="float" office:value="5.401056" calcext:value-type="float">
            <text:p>5.401056</text:p>
          </table:table-cell>
          <table:table-cell table:formula="of:=[.D67]*3.6" office:value-type="float" office:value="19.4438016" calcext:value-type="float">
            <text:p>19.4438016</text:p>
          </table:table-cell>
          <table:table-cell/>
          <table:table-cell table:formula="of:=[.E67]/[.C67]" office:value-type="float" office:value="0.571550397714245" calcext:value-type="float">
            <text:p>0.5715503977</text:p>
          </table:table-cell>
          <table:table-cell/>
          <table:table-cell table:formula="of:=[.G67]/[.B67]" office:value-type="float" office:value="0.104175852601751" calcext:value-type="float">
            <text:p>0.1041758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4864" calcext:value-type="float">
            <text:p>5.4864</text:p>
          </table:table-cell>
          <table:table-cell office:value-type="float" office:value="45.3592" calcext:value-type="float">
            <text:p>45.3592</text:p>
          </table:table-cell>
          <table:table-cell table:style-name="ce3" office:value-type="float" office:value="6.239256" calcext:value-type="float">
            <text:p>6.239256</text:p>
          </table:table-cell>
          <table:table-cell table:formula="of:=[.D68]*3.6" office:value-type="float" office:value="22.4613216" calcext:value-type="float">
            <text:p>22.4613216</text:p>
          </table:table-cell>
          <table:table-cell/>
          <table:table-cell table:formula="of:=[.E68]/[.C68]" office:value-type="float" office:value="0.495187781089614" calcext:value-type="float">
            <text:p>0.4951877811</text:p>
          </table:table-cell>
          <table:table-cell/>
          <table:table-cell table:formula="of:=[.G68]/[.B68]" office:value-type="float" office:value="0.0902573237623238" calcext:value-type="float">
            <text:p>0.0902573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4864" calcext:value-type="float">
            <text:p>5.4864</text:p>
          </table:table-cell>
          <table:table-cell office:value-type="float" office:value="68.0388" calcext:value-type="float">
            <text:p>68.0388</text:p>
          </table:table-cell>
          <table:table-cell table:style-name="ce3" office:value-type="float" office:value="7.641336" calcext:value-type="float">
            <text:p>7.641336</text:p>
          </table:table-cell>
          <table:table-cell table:formula="of:=[.D69]*3.6" office:value-type="float" office:value="27.5088096" calcext:value-type="float">
            <text:p>27.5088096</text:p>
          </table:table-cell>
          <table:table-cell/>
          <table:table-cell table:formula="of:=[.E69]/[.C69]" office:value-type="float" office:value="0.404310622762306" calcext:value-type="float">
            <text:p>0.4043106228</text:p>
          </table:table-cell>
          <table:table-cell/>
          <table:table-cell table:formula="of:=[.G69]/[.B69]" office:value-type="float" office:value="0.0736932456186764" calcext:value-type="float">
            <text:p>0.0736932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912" calcext:value-type="float">
            <text:p>5.7912</text:p>
          </table:table-cell>
          <table:table-cell office:value-type="float" office:value="29.48348" calcext:value-type="float">
            <text:p>29.48348</text:p>
          </table:table-cell>
          <table:table-cell table:style-name="ce3" office:value-type="float" office:value="4.779264" calcext:value-type="float">
            <text:p>4.779264</text:p>
          </table:table-cell>
          <table:table-cell table:formula="of:=[.D70]*3.6" office:value-type="float" office:value="17.2053504" calcext:value-type="float">
            <text:p>17.2053504</text:p>
          </table:table-cell>
          <table:table-cell/>
          <table:table-cell table:formula="of:=[.E70]/[.C70]" office:value-type="float" office:value="0.58355900999475" calcext:value-type="float">
            <text:p>0.58355901</text:p>
          </table:table-cell>
          <table:table-cell/>
          <table:table-cell table:formula="of:=[.G70]/[.B70]" office:value-type="float" office:value="0.100766509530797" calcext:value-type="float">
            <text:p>0.10076650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912" calcext:value-type="float">
            <text:p>5.7912</text:p>
          </table:table-cell>
          <table:table-cell office:value-type="float" office:value="38.101728" calcext:value-type="float">
            <text:p>38.101728</text:p>
          </table:table-cell>
          <table:table-cell table:style-name="ce3" office:value-type="float" office:value="5.416296" calcext:value-type="float">
            <text:p>5.416296</text:p>
          </table:table-cell>
          <table:table-cell table:formula="of:=[.D71]*3.6" office:value-type="float" office:value="19.4986656" calcext:value-type="float">
            <text:p>19.4986656</text:p>
          </table:table-cell>
          <table:table-cell/>
          <table:table-cell table:formula="of:=[.E71]/[.C71]" office:value-type="float" office:value="0.511752789794731" calcext:value-type="float">
            <text:p>0.5117527898</text:p>
          </table:table-cell>
          <table:table-cell/>
          <table:table-cell table:formula="of:=[.G71]/[.B71]" office:value-type="float" office:value="0.0883673141654114" calcext:value-type="float">
            <text:p>0.08836731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912" calcext:value-type="float">
            <text:p>5.7912</text:p>
          </table:table-cell>
          <table:table-cell table:style-name="ce5" office:value-type="float" office:value="50.802304" calcext:value-type="float">
            <text:p>50.802304</text:p>
          </table:table-cell>
          <table:table-cell table:style-name="ce5" office:value-type="float" office:value="6.254496" calcext:value-type="float">
            <text:p>6.254496</text:p>
          </table:table-cell>
          <table:table-cell table:formula="of:=[.D72]*3.6" office:value-type="float" office:value="22.5161856" calcext:value-type="float">
            <text:p>22.5161856</text:p>
          </table:table-cell>
          <table:table-cell/>
          <table:table-cell table:formula="of:=[.E72]/[.C72]" office:value-type="float" office:value="0.443211898420985" calcext:value-type="float">
            <text:p>0.4432118984</text:p>
          </table:table-cell>
          <table:table-cell/>
          <table:table-cell table:formula="of:=[.G72]/[.B72]" office:value-type="float" office:value="0.0765319620149511" calcext:value-type="float">
            <text:p>0.0765319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7912" calcext:value-type="float">
            <text:p>5.7912</text:p>
          </table:table-cell>
          <table:table-cell table:style-name="ce5" office:value-type="float" office:value="77.11064" calcext:value-type="float">
            <text:p>77.11064</text:p>
          </table:table-cell>
          <table:table-cell table:style-name="ce5" office:value-type="float" office:value="7.705344" calcext:value-type="float">
            <text:p>7.705344</text:p>
          </table:table-cell>
          <table:table-cell table:formula="of:=[.D73]*3.6" office:value-type="float" office:value="27.7392384" calcext:value-type="float">
            <text:p>27.7392384</text:p>
          </table:table-cell>
          <table:table-cell/>
          <table:table-cell table:formula="of:=[.E73]/[.C73]" office:value-type="float" office:value="0.359732955140821" calcext:value-type="float">
            <text:p>0.3597329551</text:p>
          </table:table-cell>
          <table:table-cell/>
          <table:table-cell table:formula="of:=[.G73]/[.B73]" office:value-type="float" office:value="0.0621171700408933" calcext:value-type="float">
            <text:p>0.06211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096" calcext:value-type="float">
            <text:p>6.096</text:p>
          </table:table-cell>
          <table:table-cell office:value-type="float" office:value="31.75144" calcext:value-type="float">
            <text:p>31.75144</text:p>
          </table:table-cell>
          <table:table-cell table:style-name="ce3" office:value-type="float" office:value="4.696968" calcext:value-type="float">
            <text:p>4.696968</text:p>
          </table:table-cell>
          <table:table-cell table:formula="of:=[.D74]*3.6" office:value-type="float" office:value="16.9090848" calcext:value-type="float">
            <text:p>16.9090848</text:p>
          </table:table-cell>
          <table:table-cell/>
          <table:table-cell table:formula="of:=[.E74]/[.C74]" office:value-type="float" office:value="0.53254544675769" calcext:value-type="float">
            <text:p>0.5325454468</text:p>
          </table:table-cell>
          <table:table-cell/>
          <table:table-cell table:formula="of:=[.G74]/[.B74]" office:value-type="float" office:value="0.0873598173815109" calcext:value-type="float">
            <text:p>0.0873598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096" calcext:value-type="float">
            <text:p>6.096</text:p>
          </table:table-cell>
          <table:table-cell office:value-type="float" office:value="42.637648" calcext:value-type="float">
            <text:p>42.637648</text:p>
          </table:table-cell>
          <table:table-cell table:style-name="ce3" office:value-type="float" office:value="5.443728" calcext:value-type="float">
            <text:p>5.443728</text:p>
          </table:table-cell>
          <table:table-cell table:formula="of:=[.D75]*3.6" office:value-type="float" office:value="19.5974208" calcext:value-type="float">
            <text:p>19.5974208</text:p>
          </table:table-cell>
          <table:table-cell/>
          <table:table-cell table:formula="of:=[.E75]/[.C75]" office:value-type="float" office:value="0.459627153918059" calcext:value-type="float">
            <text:p>0.4596271539</text:p>
          </table:table-cell>
          <table:table-cell/>
          <table:table-cell table:formula="of:=[.G75]/[.B75]" office:value-type="float" office:value="0.0753981551702852" calcext:value-type="float">
            <text:p>0.0753981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096" calcext:value-type="float">
            <text:p>6.096</text:p>
          </table:table-cell>
          <table:table-cell office:value-type="float" office:value="56.245408" calcext:value-type="float">
            <text:p>56.245408</text:p>
          </table:table-cell>
          <table:table-cell table:style-name="ce3" office:value-type="float" office:value="6.251448" calcext:value-type="float">
            <text:p>6.251448</text:p>
          </table:table-cell>
          <table:table-cell table:formula="of:=[.D76]*3.6" office:value-type="float" office:value="22.5052128" calcext:value-type="float">
            <text:p>22.5052128</text:p>
          </table:table-cell>
          <table:table-cell/>
          <table:table-cell table:formula="of:=[.E76]/[.C76]" office:value-type="float" office:value="0.400125336454133" calcext:value-type="float">
            <text:p>0.4001253365</text:p>
          </table:table-cell>
          <table:table-cell/>
          <table:table-cell table:formula="of:=[.G76]/[.B76]" office:value-type="float" office:value="0.0656373583422135" calcext:value-type="float">
            <text:p>0.0656373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096" calcext:value-type="float">
            <text:p>6.096</text:p>
          </table:table-cell>
          <table:table-cell office:value-type="float" office:value="83.91452" calcext:value-type="float">
            <text:p>83.91452</text:p>
          </table:table-cell>
          <table:table-cell table:style-name="ce3" office:value-type="float" office:value="7.638288" calcext:value-type="float">
            <text:p>7.638288</text:p>
          </table:table-cell>
          <table:table-cell table:formula="of:=[.D77]*3.6" office:value-type="float" office:value="27.4978368" calcext:value-type="float">
            <text:p>27.4978368</text:p>
          </table:table-cell>
          <table:table-cell/>
          <table:table-cell table:formula="of:=[.E77]/[.C77]" office:value-type="float" office:value="0.327688662224368" calcext:value-type="float">
            <text:p>0.3276886622</text:p>
          </table:table-cell>
          <table:table-cell/>
          <table:table-cell table:formula="of:=[.G77]/[.B77]" office:value-type="float" office:value="0.0537547018084594" calcext:value-type="float">
            <text:p>0.0537547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152" calcext:value-type="float">
            <text:p>7.3152</text:p>
          </table:table-cell>
          <table:table-cell office:value-type="float" office:value="47.62716" calcext:value-type="float">
            <text:p>47.62716</text:p>
          </table:table-cell>
          <table:table-cell table:style-name="ce3" office:value-type="float" office:value="4.794504" calcext:value-type="float">
            <text:p>4.794504</text:p>
          </table:table-cell>
          <table:table-cell table:formula="of:=[.D78]*3.6" office:value-type="float" office:value="17.2602144" calcext:value-type="float">
            <text:p>17.2602144</text:p>
          </table:table-cell>
          <table:table-cell/>
          <table:table-cell table:formula="of:=[.E78]/[.C78]" office:value-type="float" office:value="0.362402763465216" calcext:value-type="float">
            <text:p>0.3624027635</text:p>
          </table:table-cell>
          <table:table-cell/>
          <table:table-cell table:formula="of:=[.G78]/[.B78]" office:value-type="float" office:value="0.0495410601849869" calcext:value-type="float">
            <text:p>0.04954106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152" calcext:value-type="float">
            <text:p>7.3152</text:p>
          </table:table-cell>
          <table:table-cell office:value-type="float" office:value="61.23492" calcext:value-type="float">
            <text:p>61.23492</text:p>
          </table:table-cell>
          <table:table-cell table:style-name="ce3" office:value-type="float" office:value="5.434584" calcext:value-type="float">
            <text:p>5.434584</text:p>
          </table:table-cell>
          <table:table-cell table:formula="of:=[.D79]*3.6" office:value-type="float" office:value="19.5645024" calcext:value-type="float">
            <text:p>19.5645024</text:p>
          </table:table-cell>
          <table:table-cell/>
          <table:table-cell table:formula="of:=[.E79]/[.C79]" office:value-type="float" office:value="0.319499109331734" calcext:value-type="float">
            <text:p>0.3194991093</text:p>
          </table:table-cell>
          <table:table-cell/>
          <table:table-cell table:formula="of:=[.G79]/[.B79]" office:value-type="float" office:value="0.0436760593465297" calcext:value-type="float">
            <text:p>0.04367605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152" calcext:value-type="float">
            <text:p>7.3152</text:p>
          </table:table-cell>
          <table:table-cell table:style-name="ce5" office:value-type="float" office:value="84.821704" calcext:value-type="float">
            <text:p>84.821704</text:p>
          </table:table-cell>
          <table:table-cell table:style-name="ce5" office:value-type="float" office:value="6.397752" calcext:value-type="float">
            <text:p>6.397752</text:p>
          </table:table-cell>
          <table:table-cell table:formula="of:=[.D80]*3.6" office:value-type="float" office:value="23.0319072" calcext:value-type="float">
            <text:p>23.0319072</text:p>
          </table:table-cell>
          <table:table-cell/>
          <table:table-cell table:formula="of:=[.E80]/[.C80]" office:value-type="float" office:value="0.271533182120463" calcext:value-type="float">
            <text:p>0.2715331821</text:p>
          </table:table-cell>
          <table:table-cell/>
          <table:table-cell table:formula="of:=[.G80]/[.B80]" office:value-type="float" office:value="0.0371190373633616" calcext:value-type="float">
            <text:p>0.0371190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152" calcext:value-type="float">
            <text:p>7.3152</text:p>
          </table:table-cell>
          <table:table-cell table:style-name="ce5" office:value-type="float" office:value="121.562656" calcext:value-type="float">
            <text:p>121.562656</text:p>
          </table:table-cell>
          <table:table-cell table:style-name="ce5" office:value-type="float" office:value="7.659624" calcext:value-type="float">
            <text:p>7.659624</text:p>
          </table:table-cell>
          <table:table-cell table:formula="of:=[.D81]*3.6" office:value-type="float" office:value="27.5746464" calcext:value-type="float">
            <text:p>27.5746464</text:p>
          </table:table-cell>
          <table:table-cell/>
          <table:table-cell table:formula="of:=[.E81]/[.C81]" office:value-type="float" office:value="0.226834846385719" calcext:value-type="float">
            <text:p>0.2268348464</text:p>
          </table:table-cell>
          <table:table-cell/>
          <table:table-cell table:formula="of:=[.G81]/[.B81]" office:value-type="float" office:value="0.0310087005667267" calcext:value-type="float">
            <text:p>0.03100870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1:28:11.710403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0:56:04.867832178</meta:creation-date>
    <dc:date>2016-11-01T22:03:38.743829182</dc:date>
    <meta:editing-duration>PT36M15S</meta:editing-duration>
    <meta:editing-cycles>8</meta:editing-cycles>
    <meta:generator>LibreOffice/5.1.6.2.0$Linux_X86_64 LibreOffice_project/10m0$Build-2</meta:generator>
    <meta:document-statistic meta:table-count="1" meta:cell-count="568" meta:object-count="0"/>
  </office:meta>
</office:document-meta>
</file>